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elomorsk">
            <text:p>Belomorsk</text:p>
          </table:table-cell>
          <table:table-cell office:value-type="string" office:value="radiocarbon">
            <text:p>radiocarbon</text:p>
          </table:table-cell>
          <table:table-cell office:value-type="string" office:value="Poz-13137">
            <text:p>Poz-13137</text:p>
          </table:table-cell>
          <table:table-cell office:value-type="float" office:value="64.41">
            <text:p>64.41</text:p>
          </table:table-cell>
          <table:table-cell office:value-type="float" office:value="34.25">
            <text:p>34.25</text:p>
          </table:table-cell>
          <table:table-cell office:value-type="float" office:value="10230.0">
            <text:p>10230.0</text:p>
          </table:table-cell>
          <table:table-cell office:value-type="float" office:value="134.05">
            <text:p>134.05</text:p>
          </table:table-cell>
          <table:table-cell office:value-type="string" office:value="fine detritus gyttja (plant material)">
            <text:p>fine detritus gyttja (plant material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2.20615">
            <text:p>92.2061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unkkaEtal2012,BaranskayaEtal2018">
            <text:p>LunkkaEtal2012,BaranskayaEtal2018</text:p>
          </table:table-cell>
        </table:table-row>
        <table:table-row>
          <table:table-cell office:value-type="string" office:value="Belomorsk">
            <text:p>Belomorsk</text:p>
          </table:table-cell>
          <table:table-cell office:value-type="string" office:value="radiocarbon">
            <text:p>radiocarbon</text:p>
          </table:table-cell>
          <table:table-cell office:value-type="string" office:value="Poz-6156">
            <text:p>Poz-6156</text:p>
          </table:table-cell>
          <table:table-cell office:value-type="float" office:value="64.41">
            <text:p>64.41</text:p>
          </table:table-cell>
          <table:table-cell office:value-type="float" office:value="34.19">
            <text:p>34.19</text:p>
          </table:table-cell>
          <table:table-cell office:value-type="float" office:value="10290.0">
            <text:p>10290.0</text:p>
          </table:table-cell>
          <table:table-cell office:value-type="float" office:value="133.87">
            <text:p>133.87</text:p>
          </table:table-cell>
          <table:table-cell office:value-type="string" office:value="fine detritus gyttja (plant material)">
            <text:p>fine detritus gyttja (plant material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12.20615">
            <text:p>112.2061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unkkaEtal2012,BaranskayaEtal2018">
            <text:p>LunkkaEtal2012,BaranskayaEtal2018</text:p>
          </table:table-cell>
        </table:table-row>
        <table:table-row>
          <table:table-cell office:value-type="string" office:value="Belomorsk">
            <text:p>Belomorsk</text:p>
          </table:table-cell>
          <table:table-cell office:value-type="string" office:value="radiocarbon">
            <text:p>radiocarbon</text:p>
          </table:table-cell>
          <table:table-cell office:value-type="string" office:value="Poz-13138">
            <text:p>Poz-13138</text:p>
          </table:table-cell>
          <table:table-cell office:value-type="float" office:value="64.43">
            <text:p>64.43</text:p>
          </table:table-cell>
          <table:table-cell office:value-type="float" office:value="34.13">
            <text:p>34.13</text:p>
          </table:table-cell>
          <table:table-cell office:value-type="float" office:value="10250.0">
            <text:p>10250.0</text:p>
          </table:table-cell>
          <table:table-cell office:value-type="float" office:value="130.68">
            <text:p>130.68</text:p>
          </table:table-cell>
          <table:table-cell office:value-type="string" office:value="fine detritus gyttja (plant material)">
            <text:p>fine detritus gyttja (plant material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0.20615">
            <text:p>120.2061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unkkaEtal2012,BaranskayaEtal2018">
            <text:p>LunkkaEtal2012,BaranskayaEtal2018</text:p>
          </table:table-cell>
        </table:table-row>
        <table:table-row>
          <table:table-cell office:value-type="string" office:value="Belomorsk">
            <text:p>Belomorsk</text:p>
          </table:table-cell>
          <table:table-cell office:value-type="string" office:value="radiocarbon">
            <text:p>radiocarbon</text:p>
          </table:table-cell>
          <table:table-cell office:value-type="string" office:value="Poz-30721">
            <text:p>Poz-30721</text:p>
          </table:table-cell>
          <table:table-cell office:value-type="float" office:value="64.44">
            <text:p>64.44</text:p>
          </table:table-cell>
          <table:table-cell office:value-type="float" office:value="34.13">
            <text:p>34.13</text:p>
          </table:table-cell>
          <table:table-cell office:value-type="float" office:value="10280.0">
            <text:p>10280.0</text:p>
          </table:table-cell>
          <table:table-cell office:value-type="float" office:value="181.77">
            <text:p>181.77</text:p>
          </table:table-cell>
          <table:table-cell office:value-type="string" office:value="fine detritus gyttja (plant material)">
            <text:p>fine detritus gyttja (plant material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33.20615">
            <text:p>133.2061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unkkaEtal2012,BaranskayaEtal2018">
            <text:p>LunkkaEtal2012,BaranskayaEtal2018</text:p>
          </table:table-cell>
        </table:table-row>
        <table:table-row>
          <table:table-cell office:value-type="string" office:value="Belomorsk">
            <text:p>Belomorsk</text:p>
          </table:table-cell>
          <table:table-cell office:value-type="string" office:value="radiocarbon">
            <text:p>radiocarbon</text:p>
          </table:table-cell>
          <table:table-cell office:value-type="string" office:value="AA_34300">
            <text:p>AA_34300</text:p>
          </table:table-cell>
          <table:table-cell office:value-type="float" office:value="64.6">
            <text:p>64.6</text:p>
          </table:table-cell>
          <table:table-cell office:value-type="float" office:value="34.17">
            <text:p>34.17</text:p>
          </table:table-cell>
          <table:table-cell office:value-type="float" office:value="10310.0">
            <text:p>10310.0</text:p>
          </table:table-cell>
          <table:table-cell office:value-type="float" office:value="135.52">
            <text:p>135.52</text:p>
          </table:table-cell>
          <table:table-cell office:value-type="string" office:value="fine detritus gyttja (plant material)">
            <text:p>fine detritus gyttja (plant material)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71.20615">
            <text:p>71.2061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unkkaEtal2012,BaranskayaEtal2018">
            <text:p>LunkkaEtal2012,BaranskayaEtal2018</text:p>
          </table:table-cell>
        </table:table-row>
        <table:table-row>
          <table:table-cell office:value-type="string" office:value="Belomorsk">
            <text:p>Belomorsk</text:p>
          </table:table-cell>
          <table:table-cell office:value-type="string" office:value="radiocarbon">
            <text:p>radiocarbon</text:p>
          </table:table-cell>
          <table:table-cell office:value-type="string" office:value="Belomorsk-1">
            <text:p>Belomorsk-1</text:p>
          </table:table-cell>
          <table:table-cell office:value-type="float" office:value="64.52">
            <text:p>64.52</text:p>
          </table:table-cell>
          <table:table-cell office:value-type="float" office:value="34.72">
            <text:p>34.72</text:p>
          </table:table-cell>
          <table:table-cell office:value-type="float" office:value="2040.0">
            <text:p>2040.0</text:p>
          </table:table-cell>
          <table:table-cell office:value-type="float" office:value="114.0">
            <text:p>114.0</text:p>
          </table:table-cell>
          <table:table-cell office:value-type="string" office:value="coal from a Neolitic settlement">
            <text:p>coal from a Neolitic settle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float" office:value="0.9669539802906858">
            <text:p>0.9669539802906858</text:p>
          </table:table-cell>
          <table:table-cell office:value-type="float" office:value="0.9669539802906858">
            <text:p>0.9669539802906858</text:p>
          </table:table-cell>
          <table:table-cell office:value-type="string" office:value="DevyatovaLiyva1971,BaranskayaEtal2018">
            <text:p>DevyatovaLiyva1971,BaranskayaEtal2018</text:p>
          </table:table-cell>
        </table:table-row>
        <table:table-row>
          <table:table-cell office:value-type="string" office:value="Belomorsk">
            <text:p>Belomorsk</text:p>
          </table:table-cell>
          <table:table-cell office:value-type="string" office:value="radiocarbon">
            <text:p>radiocarbon</text:p>
          </table:table-cell>
          <table:table-cell office:value-type="string" office:value="Belomorsk-2">
            <text:p>Belomorsk-2</text:p>
          </table:table-cell>
          <table:table-cell office:value-type="float" office:value="64.5">
            <text:p>64.5</text:p>
          </table:table-cell>
          <table:table-cell office:value-type="float" office:value="34.69">
            <text:p>34.69</text:p>
          </table:table-cell>
          <table:table-cell office:value-type="float" office:value="4010.0">
            <text:p>4010.0</text:p>
          </table:table-cell>
          <table:table-cell office:value-type="float" office:value="119.83">
            <text:p>119.83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5.80575">
            <text:p>15.80575</text:p>
          </table:table-cell>
          <table:table-cell office:value-type="float" office:value="2.330645001925433">
            <text:p>2.330645001925433</text:p>
          </table:table-cell>
          <table:table-cell office:value-type="float" office:value="2.330645001925433">
            <text:p>2.330645001925433</text:p>
          </table:table-cell>
          <table:table-cell office:value-type="string" office:value="Koshechkin1979,BaranskayaEtal2018">
            <text:p>Koshechkin1979,BaranskayaEtal2018</text:p>
          </table:table-cell>
        </table:table-row>
        <table:table-row>
          <table:table-cell office:value-type="string" office:value="Belomorsk">
            <text:p>Belomorsk</text:p>
          </table:table-cell>
          <table:table-cell office:value-type="string" office:value="radiocarbon">
            <text:p>radiocarbon</text:p>
          </table:table-cell>
          <table:table-cell office:value-type="string" office:value="AA_34296">
            <text:p>AA_34296</text:p>
          </table:table-cell>
          <table:table-cell office:value-type="float" office:value="64.47">
            <text:p>64.47</text:p>
          </table:table-cell>
          <table:table-cell office:value-type="float" office:value="34.58">
            <text:p>34.58</text:p>
          </table:table-cell>
          <table:table-cell office:value-type="float" office:value="8880.0">
            <text:p>8880.0</text:p>
          </table:table-cell>
          <table:table-cell office:value-type="float" office:value="119.15">
            <text:p>119.15</text:p>
          </table:table-cell>
          <table:table-cell office:value-type="string" office:value="fine detritus gyttja (plant material)">
            <text:p>fine detritus gyttja (plant material)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44.20615">
            <text:p>44.2061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unkkaEtal2012,BaranskayaEtal2018">
            <text:p>LunkkaEtal2012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